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alibri" fo:font-size="12pt" style:font-size-asian="12pt" style:font-size-complex="12pt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.706cm"/>
      <style:text-properties style:font-name="Calibri" fo:font-size="12pt" style:font-size-asian="12pt" style:font-size-complex="12pt"/>
    </style:style>
    <style:style style:name="ce8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Excel_20_Built-in_20_Normal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4" style:family="table-cell" style:parent-style-name="Excel_20_Built-in_20_Normal"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18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23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24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Excel_20_Built-in_20_Normal" style:data-style-name="N40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10"/>
          <table:covered-table-cell table:style-name="ce16"/>
          <table:covered-table-cell table:style-name="ce2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1" office:value-type="string">
            <text:p>Uppgift</text:p>
          </table:table-cell>
          <table:table-cell table:style-name="ce17" office:value-type="string">
            <text:p>Beskrivning</text:p>
          </table:table-cell>
          <table:table-cell table:style-name="ce6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ce17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2" office:value-type="float" office:value="1">
            <text:p>1</text:p>
          </table:table-cell>
          <table:table-cell table:style-name="ce17" office:value-type="string">
            <text:p>Planering</text:p>
          </table:table-cell>
          <table:table-cell table:style-name="ce23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17" office:value-type="string">
            <text:p>Testplan</text:p>
          </table:table-cell>
          <table:table-cell table:style-name="ce23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17" office:value-type="string">
            <text:p>Design och implementation</text:p>
          </table:table-cell>
          <table:table-cell table:style-name="ce23" office:value-type="time" office:time-value="PT06H00M00S">
            <text:p>06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4">
            <text:p>4</text:p>
          </table:table-cell>
          <table:table-cell table:style-name="ce17" office:value-type="string">
            <text:p>Enhetstestning</text:p>
          </table:table-cell>
          <table:table-cell table:style-name="ce23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17" office:value-type="string">
            <text:p>Implementera testsviten och kör</text:p>
          </table:table-cell>
          <table:table-cell table:style-name="ce23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6">
            <text:p>6</text:p>
          </table:table-cell>
          <table:table-cell table:style-name="ce17" office:value-type="string">
            <text:p>Integrationstestning</text:p>
          </table:table-cell>
          <table:table-cell table:style-name="ce23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2" office:value-type="float" office:value="8">
            <text:p>8</text:p>
          </table:table-cell>
          <table:table-cell table:style-name="ce17" office:value-type="string">
            <text:p>Reflektion</text:p>
          </table:table-cell>
          <table:table-cell table:style-name="ce23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8" office:value-type="string">
            <text:p>Sammanställa dokument</text:p>
          </table:table-cell>
          <table:table-cell table:style-name="ce23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ummering</text:p>
          </table:table-cell>
          <table:table-cell table:style-name="ce24" office:value-type="time" office:time-value="PT22H00M00S">
            <text:p>22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" office:value-type="string" table:number-columns-spanned="4" table:number-rows-spanned="1">
            <text:p>Tidslog</text:p>
          </table:table-cell>
          <table:covered-table-cell table:style-name="ce10"/>
          <table:covered-table-cell table:style-name="ce16"/>
          <table:covered-table-cell table:style-name="ce2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3"/>
          <table:covered-table-cell table:style-name="ce20"/>
          <table: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 office:value-type="string">
            <text:p>Datum</text:p>
          </table:table-cell>
          <table:table-cell table:style-name="ce11" office:value-type="string">
            <text:p>Uppgift</text:p>
          </table:table-cell>
          <table:table-cell table:style-name="ce17" office:value-type="string">
            <text:p>Beskrivning</text:p>
          </table:table-cell>
          <table:table-cell table:style-name="ce6" office:value-type="string">
            <text:p>Förbruk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3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8" office:value-type="date" office:date-value="2014-11-12">
            <text:p>14-11-12</text:p>
          </table:table-cell>
          <table:table-cell table:style-name="ce11" office:value-type="float" office:value="1">
            <text:p>1</text:p>
          </table:table-cell>
          <table:table-cell table:style-name="ce17" office:value-type="string">
            <text:p>Planering</text:p>
          </table:table-cell>
          <table:table-cell table:style-name="ce23" office:value-type="time" office:time-value="PT00H20M00S">
            <text:p>00:2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9" office:value-type="date" office:date-value="2014-11-12">
            <text:p>14-11-12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Mycket förstudier, förvirrad över hur mycket jag ska ha i dokumentet. Saknar kanske material. Kommer att komplementtera dokumentet mera längre fram.</text:p>
          </table:table-cell>
          <table:table-cell table:style-name="ce25" office:value-type="time" office:time-value="PT03H30M00S">
            <text:p>03:30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ummering</text:p>
          </table:table-cell>
          <table:table-cell table:style-name="ce24" office:value-type="time" office:time-value="PT03H50M00S">
            <text:p>03:50</text:p>
          </table:table-cell>
          <table:table-cell table:number-columns-repeated="1020"/>
        </table:table-row>
        <table:table-row table:style-name="ro2" table:number-rows-repeated="8">
          <table:table-cell table:style-name="Default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2014-12-12</text:date>, <text:time>01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01:34:27.21</dc:date>
    <dc:creator>Sing Trinh</dc:creator>
    <meta:generator>OpenOffice/4.1.1$Win32 OpenOffice.org_project/411m6$Build-9775</meta:generator>
    <meta:editing-duration>PT6H3M44S</meta:editing-duration>
    <meta:editing-cycles>24</meta:editing-cycles>
    <meta:document-statistic meta:table-count="1" meta:cell-count="46" meta:object-count="0"/>
  </office:meta>
</office:document-meta>
</file>